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5d3fb" officeooo:paragraph-rsid="0015d3fb"/>
    </style:style>
    <style:style style:name="P2" style:family="paragraph" style:parent-style-name="Preformatted_20_Text">
      <style:paragraph-properties fo:text-align="center" style:justify-single-word="false"/>
      <style:text-properties fo:font-weight="bold" officeooo:rsid="0015d3fb" officeooo:paragraph-rsid="001832e7" style:font-weight-asian="bold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style:font-name="Liberation Sans" fo:font-weight="bold" officeooo:rsid="0015d3fb" officeooo:paragraph-rsid="002f5195" style:font-weight-asian="bold" style:font-weight-complex="bold"/>
    </style:style>
    <style:style style:name="P4" style:family="paragraph" style:parent-style-name="Text_20_body">
      <style:text-properties style:font-name="Liberation Sans"/>
    </style:style>
    <style:style style:name="P5" style:family="paragraph" style:parent-style-name="Text_20_body">
      <style:paragraph-properties fo:text-align="center" style:justify-single-word="false"/>
      <style:text-properties style:font-name="Liberation Sans" fo:font-size="18pt" fo:font-weight="bold" officeooo:rsid="002b4476" officeooo:paragraph-rsid="002f66e2" style:font-size-asian="18pt" style:font-weight-asian="bold" style:font-size-complex="18pt" style:font-weight-complex="bold"/>
    </style:style>
    <style:style style:name="P6" style:family="paragraph" style:parent-style-name="Text_20_body">
      <style:text-properties style:font-name="Liberation Sans" officeooo:paragraph-rsid="001a310e"/>
    </style:style>
    <style:style style:name="P7" style:family="paragraph" style:parent-style-name="Text_20_body">
      <style:text-properties style:font-name="Liberation Sans" fo:font-size="12pt" officeooo:rsid="00290fa6" officeooo:paragraph-rsid="002f0728" style:font-size-asian="12pt" style:font-size-complex="12pt"/>
    </style:style>
    <style:style style:name="P8" style:family="paragraph" style:parent-style-name="Text_20_body">
      <style:text-properties style:font-name="Liberation Sans" fo:font-size="12pt" officeooo:rsid="00290fa6" officeooo:paragraph-rsid="00290fa6" style:font-size-asian="12pt" style:font-size-complex="12pt"/>
    </style:style>
    <style:style style:name="P9" style:family="paragraph" style:parent-style-name="Text_20_body">
      <style:text-properties style:font-name="Liberation Sans" fo:font-size="12pt" officeooo:rsid="002f0728" officeooo:paragraph-rsid="002f0728" style:font-size-asian="12pt" style:font-size-complex="12pt"/>
    </style:style>
    <style:style style:name="P10" style:family="paragraph" style:parent-style-name="Preformatted_20_Text">
      <style:text-properties style:font-name="Liberation Sans" fo:font-size="12pt" officeooo:rsid="002c5f39" officeooo:paragraph-rsid="002c5f39" style:font-size-asian="12pt" style:font-size-complex="12pt"/>
    </style:style>
    <style:style style:name="P11" style:family="paragraph" style:parent-style-name="Preformatted_20_Text">
      <style:text-properties style:font-name="Liberation Sans" fo:font-size="12pt" fo:font-weight="normal" officeooo:rsid="0016c747" officeooo:paragraph-rsid="0022cc27" style:font-size-asian="12pt" style:font-weight-asian="normal" style:font-size-complex="12pt" style:font-weight-complex="normal"/>
    </style:style>
    <style:style style:name="P12" style:family="paragraph" style:parent-style-name="Preformatted_20_Text">
      <style:text-properties style:font-name="Liberation Sans" fo:font-size="12pt" fo:font-weight="normal" officeooo:rsid="002c5f39" officeooo:paragraph-rsid="00290fa6" style:font-size-asian="12pt" style:font-weight-asian="normal" style:font-size-complex="12pt" style:font-weight-complex="normal"/>
    </style:style>
    <style:style style:name="P13" style:family="paragraph" style:parent-style-name="Preformatted_20_Text">
      <style:text-properties style:font-name="Liberation Sans" officeooo:rsid="0016c747" officeooo:paragraph-rsid="0016c747"/>
    </style:style>
    <style:style style:name="P14" style:family="paragraph" style:parent-style-name="Preformatted_20_Text">
      <style:text-properties style:font-name="Liberation Sans" officeooo:paragraph-rsid="0015d3fb"/>
    </style:style>
    <style:style style:name="P15" style:family="paragraph" style:parent-style-name="Title">
      <style:text-properties officeooo:paragraph-rsid="001832e7"/>
    </style:style>
    <style:style style:name="P16" style:family="paragraph" style:parent-style-name="Title">
      <style:text-properties officeooo:rsid="002060a7" officeooo:paragraph-rsid="002060a7"/>
    </style:style>
    <style:style style:name="P17" style:family="paragraph" style:parent-style-name="Title">
      <style:text-properties officeooo:paragraph-rsid="002f5195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>
      <style:paragraph-properties fo:break-before="page"/>
      <style:text-properties style:font-name="Liberation Sans"/>
    </style:style>
    <style:style style:name="P20" style:family="paragraph" style:parent-style-name="Title">
      <style:text-properties officeooo:rsid="003205ea" officeooo:paragraph-rsid="003205ea"/>
    </style:style>
    <style:style style:name="T1" style:family="text">
      <style:text-properties officeooo:rsid="001832e7"/>
    </style:style>
    <style:style style:name="T2" style:family="text">
      <style:text-properties officeooo:rsid="00290fa6"/>
    </style:style>
    <style:style style:name="T3" style:family="text">
      <style:text-properties officeooo:rsid="002ac276"/>
    </style:style>
    <style:style style:name="T4" style:family="text">
      <style:text-properties officeooo:rsid="002f0728"/>
    </style:style>
    <style:style style:name="T5" style:family="text">
      <style:text-properties officeooo:rsid="0029e037"/>
    </style:style>
    <style:style style:name="T6" style:family="text">
      <style:text-properties officeooo:rsid="002f5195"/>
    </style:style>
    <style:style style:name="T7" style:family="text">
      <style:text-properties officeooo:rsid="003205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Internal Standard – </text:span>Oasis</text:p>
      <text:p text:style-name="P2"/>
      <text:p text:style-name="P3">v 1.<text:span text:style-name="T5">1</text:span> – <text:span text:style-name="T5">March 15</text:span> 20<text:span text:style-name="T5">20</text:span> – E. Marceau</text:p>
      <text:p text:style-name="P2"/>
      <text:p text:style-name="P15"/>
      <text:p text:style-name="P15"/>
      <text:p text:style-name="P15">Site Configuration Guide</text:p>
      <text:p text:style-name="P15">–</text:p>
      <text:p text:style-name="P16">OS Admin – <text:span text:style-name="T4">Network Interface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** <text:span text:style-name="T7">DEFUNCT</text:span><text:span text:style-name="T6"> **</text:span></text:p>
      <text:p text:style-name="P20"/>
      <text:p text:style-name="P20">Full re-write to reflect interface<text:line-break/>nomenclature of form “enp2s0”</text:p>
      <text:h text:style-name="P18" text:outline-level="1">Settings – Preferences – <text:span text:style-name="T2">Startup Programs</text:span></text:h>
      <text:p text:style-name="P7"><text:line-break/><text:span text:style-name="T4">To reset internet interface name to eth0, follow process outlined in following:</text:span></text:p>
      <text:p text:style-name="P7"/>
      <text:p text:style-name="P7"><text:tab/>https://www.itzgeek.com/how-tos/mini-howtos/change-default-network-name-ens33-to-old-eth0-on-ubuntu-16-04.html</text:p>
      <text:p text:style-name="P7"/>
      <text:p text:style-name="P9">As root, enter the command “ip a”. <text:s/>The report will look as:</text:p>
      <text:p text:style-name="P8"/>
      <text:p text:style-name="P8">root@OasisMega1:/etc/network# ip a</text:p>
      <text:p text:style-name="P8">1: lo: &lt;LOOPBACK,UP,LOWER_UP&gt; mtu 65536 qdisc noqueue state UNKNOWN group default qlen 1000</text:p>
      <text:p text:style-name="P8"><text:s text:c="4"/>link/loopback 00:00:00:00:00:00 brd 00:00:00:00:00:00</text:p>
      <text:p text:style-name="P8"><text:s text:c="4"/>inet 127.0.0.1/8 scope host lo</text:p>
      <text:p text:style-name="P8"><text:s text:c="7"/>valid_lft forever preferred_lft forever</text:p>
      <text:p text:style-name="P8"><text:s text:c="4"/>inet6 ::1/128 scope host </text:p>
      <text:p text:style-name="P8"><text:s text:c="7"/>valid_lft forever preferred_lft forever</text:p>
      <text:p text:style-name="P8">2: enp2s0: &lt;BROADCAST,MULTICAST,UP,LOWER_UP&gt; mtu 1500 qdisc fq_codel state UP group default qlen 1000</text:p>
      <text:p text:style-name="P8"><text:s text:c="4"/>link/ether 00:26:18:8a:b5:7a brd ff:ff:ff:ff:ff:ff</text:p>
      <text:p text:style-name="P8"><text:s text:c="4"/>inet 192.168.0.10/24 brd 192.168.0.255 scope global dynamic noprefixroute enp2s0</text:p>
      <text:p text:style-name="P8"><text:s text:c="7"/>valid_lft 584023sec preferred_lft 584023sec</text:p>
      <text:p text:style-name="P8"><text:s text:c="4"/>inet6 2607:fea8:c2a0:2f3::2/128 scope global dynamic noprefixroute </text:p>
      <text:p text:style-name="P8"><text:s text:c="7"/>valid_lft 585724sec preferred_lft 153724sec</text:p>
      <text:p text:style-name="P8"><text:s text:c="4"/>inet6 fd00:8494:8c30:fac2:d48:d6ca:5fad:5bbe/64 scope global temporary dynamic </text:p>
      <text:p text:style-name="P8"><text:s text:c="7"/>valid_lft 535079sec preferred_lft 65297sec</text:p>
      <text:p text:style-name="P8"><text:s text:c="4"/>inet6 fd00:8494:8c30:fac2:1641:8447:492d:b9f7/64 scope global dynamic mngtmpaddr noprefixroute </text:p>
      <text:p text:style-name="P8"><text:s text:c="7"/>valid_lft 535079sec preferred_lft 401222sec</text:p>
      <text:p text:style-name="P8"><text:s text:c="4"/>inet6 2607:fea8:c2a0:2f3:d48:d6ca:5fad:5bbe/64 scope global temporary dynamic </text:p>
      <text:p text:style-name="P8"><text:soft-page-break/><text:s text:c="7"/>valid_lft 584024sec preferred_lft 65297sec</text:p>
      <text:p text:style-name="P8"><text:s text:c="4"/>inet6 2607:fea8:c2a0:2f3:1ca6:7a3a:5937:f09d/64 scope global dynamic mngtmpaddr noprefixroute </text:p>
      <text:p text:style-name="P8"><text:s text:c="7"/>valid_lft 604451sec preferred_lft 172451sec</text:p>
      <text:p text:style-name="P8"><text:s text:c="4"/>inet6 fe80::7e4d:5422:a607:ac3c/64 scope link noprefixroute </text:p>
      <text:p text:style-name="P8"><text:s text:c="7"/>valid_lft forever preferred_lft forever</text:p>
      <text:p text:style-name="P8">root@OasisMega1:/etc/network# </text:p>
      <text:p text:style-name="P11"/>
      <text:p text:style-name="P12"/>
      <text:p text:style-name="P10"/>
      <text:p text:style-name="P10"/>
      <text:p text:style-name="P10"/>
      <text:p text:style-name="P10"/>
      <text:h text:style-name="P19" text:outline-level="1">Settings – Preferences – <text:span text:style-name="T3">Options</text:span></text:h>
      <text:p text:style-name="P4"/>
      <text:p text:style-name="P13"/>
      <text:p text:style-name="P13"/>
      <text:p text:style-name="P14"/>
      <text:p text:style-name="P14"/>
      <text:p text:style-name="P5">=== END ===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(%1%)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6T15:33:41.310085032</dc:date>
    <meta:editing-duration>PT1H13S</meta:editing-duration>
    <meta:editing-cycles>18</meta:editing-cycles>
    <meta:generator>LibreOffice/7.3.4.2$Linux_X86_64 LibreOffice_project/728fec16bd5f605073805c3c9e7c4212a0120dc5</meta:generator>
    <meta:document-statistic meta:table-count="0" meta:image-count="0" meta:object-count="0" meta:page-count="4" meta:paragraph-count="37" meta:word-count="195" meta:character-count="1978" meta:non-whitespace-character-count="1695"/>
  </office:meta>
</office:document-meta>
</file>